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296cm" style:rel-column-width="51255*"/>
    </style:style>
    <style:style style:name="Tableau1.B" style:family="table-column">
      <style:table-column-properties style:column-width="3.704cm" style:rel-column-width="1428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5725" officeooo:paragraph-rsid="00105725"/>
    </style:style>
    <style:style style:name="P2" style:family="paragraph" style:parent-style-name="Standard">
      <style:paragraph-properties fo:text-align="start" style:justify-single-word="false"/>
      <style:text-properties officeooo:rsid="00105725" officeooo:paragraph-rsid="00105725"/>
    </style:style>
    <style:style style:name="P3" style:family="paragraph" style:parent-style-name="Standard">
      <style:paragraph-properties fo:text-align="center" style:justify-single-word="false"/>
      <style:text-properties fo:font-size="15pt" officeooo:rsid="00105725" officeooo:paragraph-rsid="0010572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rsid="0010ed0c" officeooo:paragraph-rsid="0010ed0c"/>
    </style:style>
    <style:style style:name="P5" style:family="paragraph" style:parent-style-name="Standard">
      <style:paragraph-properties fo:text-align="start" style:justify-single-word="false"/>
      <style:text-properties officeooo:rsid="0010ed0c" officeooo:paragraph-rsid="0012a80c"/>
    </style:style>
    <style:style style:name="P6" style:family="paragraph" style:parent-style-name="Standard">
      <style:paragraph-properties fo:text-align="start" style:justify-single-word="false"/>
      <style:text-properties officeooo:rsid="0010ed0c" officeooo:paragraph-rsid="0014032a"/>
    </style:style>
    <style:style style:name="P7" style:family="paragraph" style:parent-style-name="Standard">
      <style:paragraph-properties fo:text-align="start" style:justify-single-word="false"/>
      <style:text-properties officeooo:rsid="0012a80c" officeooo:paragraph-rsid="0012a80c"/>
    </style:style>
    <style:style style:name="P8" style:family="paragraph" style:parent-style-name="Standard">
      <style:paragraph-properties fo:text-align="start" style:justify-single-word="false"/>
      <style:text-properties officeooo:rsid="0012a80c" officeooo:paragraph-rsid="0014032a"/>
    </style:style>
    <style:style style:name="P9" style:family="paragraph" style:parent-style-name="Table_20_Contents">
      <style:paragraph-properties fo:text-align="center" style:justify-single-word="false"/>
      <style:text-properties officeooo:rsid="00105725" officeooo:paragraph-rsid="00105725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05725" officeooo:paragraph-rsid="00105725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105725" officeooo:paragraph-rsid="0010572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0ed0c" officeooo:paragraph-rsid="0010ed0c" fo:background-color="#ffff00"/>
    </style:style>
    <style:style style:name="P13" style:family="paragraph" style:parent-style-name="Standard">
      <style:paragraph-properties fo:text-align="start" style:justify-single-word="false"/>
      <style:text-properties officeooo:rsid="0010ed0c" officeooo:paragraph-rsid="0012a80c" fo:background-color="#ffff00"/>
    </style:style>
    <style:style style:name="P14" style:family="paragraph" style:parent-style-name="Standard">
      <style:paragraph-properties fo:text-align="start" style:justify-single-word="false"/>
      <style:text-properties officeooo:rsid="0010ed0c" officeooo:paragraph-rsid="0012a80c"/>
    </style:style>
    <style:style style:name="T1" style:family="text">
      <style:text-properties officeooo:rsid="0012a8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80c" style:font-weight-asian="bold" style:font-weight-complex="bold"/>
    </style:style>
    <style:style style:name="T4" style:family="text">
      <style:text-properties fo:font-weight="bold" officeooo:rsid="0014032a" style:font-weight-asian="bold" style:font-weight-complex="bold"/>
    </style:style>
    <style:style style:name="T5" style:family="text">
      <style:text-properties fo:font-weight="bold" officeooo:rsid="0012a80c" fo:background-color="#ffff00" loext:char-shading-value="0" style:font-weight-asian="bold" style:font-weight-complex="bold"/>
    </style:style>
    <style:style style:name="T6" style:family="text">
      <style:text-properties fo:font-weight="bold" officeooo:rsid="0012a80c" fo:background-color="#ffff00" loext:char-shading-value="0" style:font-weight-asian="bold" style:font-weight-complex="bold"/>
    </style:style>
    <style:style style:name="T7" style:family="text">
      <style:text-properties officeooo:rsid="0014032a"/>
    </style:style>
    <style:style style:name="T8" style:family="text">
      <style:text-properties officeooo:rsid="0015c0dc"/>
    </style:style>
    <style:style style:name="T9" style:family="text">
      <style:text-properties fo:font-weight="normal" officeooo:rsid="0015c0dc" style:font-weight-asian="normal" style:font-weight-complex="normal"/>
    </style:style>
    <style:style style:name="T10" style:family="text">
      <style:text-properties fo:font-weight="normal" officeooo:rsid="0015c0dc" fo:background-color="#ffff00" loext:char-shading-value="0" style:font-weight-asian="normal" style:font-weight-complex="normal"/>
    </style:style>
    <style:style style:name="T11" style:family="text">
      <style:text-properties fo:font-weight="normal" officeooo:rsid="0015c0dc" fo:background-color="#ffff00" loext:char-shading-value="0" style:font-weight-asian="normal" style:font-weight-complex="normal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5c0dc" fo:background-color="#ffff00" loext:char-shading-value="0"/>
    </style:style>
    <style:style style:name="T15" style:family="text">
      <style:text-properties officeooo:rsid="0015c0dc" fo:background-color="#ffff00" loext:char-shading-value="0"/>
    </style:style>
    <style:style style:name="T16" style:family="text">
      <style:text-properties officeooo:rsid="0019575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cklog au 9 janvier 2017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Elément<text:span text:style-name="T1">s</text:span> de backlog</text:p>
          </table:table-cell>
          <table:table-cell table:style-name="Tableau1.B1" office:value-type="string">
            <text:p text:style-name="P10">Estimation (h)</text:p>
          </table:table-cell>
        </table:table-row>
        <table:table-row>
          <table:table-cell table:style-name="Tableau1.A2" office:value-type="string">
            <text:p text:style-name="P11">Développement d’un agent sans données simple</text:p>
          </table:table-cell>
          <table:table-cell table:style-name="Tableau1.B2" office:value-type="string">
            <text:p text:style-name="P9">20</text:p>
          </table:table-cell>
        </table:table-row>
        <table:table-row>
          <table:table-cell table:style-name="Tableau1.A2" office:value-type="string">
            <text:p text:style-name="P11">Ajout des données à superviser</text:p>
          </table:table-cell>
          <table:table-cell table:style-name="Tableau1.B2" office:value-type="string">
            <text:p text:style-name="P9">40</text:p>
          </table:table-cell>
        </table:table-row>
        <table:table-row>
          <table:table-cell table:style-name="Tableau1.A2" office:value-type="string">
            <text:p text:style-name="P11">Développement de l’interface de débogage</text:p>
          </table:table-cell>
          <table:table-cell table:style-name="Tableau1.B2" office:value-type="string">
            <text:p text:style-name="P9">10</text:p>
          </table:table-cell>
        </table:table-row>
        <table:table-row>
          <table:table-cell table:style-name="Tableau1.A2" office:value-type="string">
            <text:p text:style-name="P11">Ajout de la fonction d’émission de TRAP</text:p>
          </table:table-cell>
          <table:table-cell table:style-name="Tableau1.B2" office:value-type="string">
            <text:p text:style-name="P9">10</text:p>
          </table:table-cell>
        </table:table-row>
        <table:table-row>
          <table:table-cell table:style-name="Tableau1.A2" office:value-type="string">
            <text:p text:style-name="P11">Phase de tests / optimisation / documentation</text:p>
          </table:table-cell>
          <table:table-cell table:style-name="Tableau1.B2" office:value-type="string">
            <text:p text:style-name="P9">3<text:span text:style-name="T7">2</text:span></text:p>
          </table:table-cell>
        </table:table-row>
        <table:table-row>
          <table:table-cell table:style-name="Tableau1.A2" office:value-type="string">
            <text:p text:style-name="P11">TOTAL</text:p>
          </table:table-cell>
          <table:table-cell table:style-name="Tableau1.B7" office:value-type="float" office:value="112">
            <text:p text:style-name="P9">11<text:span text:style-name="T7">2</text:span></text:p>
          </table:table-cell>
        </table:table-row>
      </table:table>
      <text:p text:style-name="P2"/>
      <text:p text:style-name="P2">7h par jour * 4 personnes = 28h * 5 jours = 140heures au total</text:p>
      <text:p text:style-name="P2"/>
      <text:p text:style-name="P4">Détails des stories</text:p>
      <text:p text:style-name="P4"/>
      <text:p text:style-name="P5">Développement d’un agent sans données simple : <text:span text:style-name="T3">(20h)</text:span></text:p>
      <text:p text:style-name="P12">- Intégrer la librairie SNMP4J au projet Android <text:span text:style-name="T3">(7h)</text:span></text:p>
      <text:p text:style-name="P5">- Adapter la librairie à nos besoins <text:span text:style-name="T3">(10h)</text:span></text:p>
      <text:p text:style-name="P5">- Suivre le protocole pour créer un agent SNMP sans données (recevoir des demandes, émettre des réponses statiques). <text:span text:style-name="T3">(3h)</text:span></text:p>
      <text:p text:style-name="P5"><text:span text:style-name="T3"><text:tab/></text:span><text:span text:style-name="T6">- </text:span><text:span text:style-name="T11">Créer un service android</text:span></text:p>
      <text:p text:style-name="P5"><text:span text:style-name="T9"><text:tab/>- Permettre des échanges SNMP (entre l’agent et un manager)</text:span></text:p>
      <text:p text:style-name="P4"/>
      <text:p text:style-name="P5">Ajout des données à superviser : <text:span text:style-name="T3">(40h)</text:span></text:p>
      <text:p text:style-name="P5"><text:span text:style-name="T13">- Lister les donnée</text:span>s à superviser <text:span text:style-name="T3">(4h)</text:span></text:p>
      <text:p text:style-name="P5"><text:span text:style-name="T13">- Créer </text:span><text:span text:style-name="T15">un système </text:span><text:span text:style-name="T13">de stock</text:span><text:span text:style-name="T15">age d’une </text:span>MIB <text:span text:style-name="T3">(30h)</text:span></text:p>
      <text:p text:style-name="P13">- Mettre à jour la MIB <text:span text:style-name="T3">(6h)</text:span></text:p>
      <text:p text:style-name="P4"/>
      <text:p text:style-name="P5">Développement de l’interface de débogage : <text:span text:style-name="T3">(10h)</text:span></text:p>
      <text:p text:style-name="P6">- Créer une activité qui liste et affiche les processus <text:span text:style-name="T3">(3h)</text:span></text:p>
      <text:p text:style-name="P6">- Créer une activité qui va lister et afficher les échanges SNMP sur le réseau <text:span text:style-name="T3">(</text:span><text:span text:style-name="T4">4</text:span><text:span text:style-name="T3">h)</text:span></text:p>
      <text:p text:style-name="P6">- Créer une activité qui va afficher le contenu de notre MIB <text:span text:style-name="T3">(3h)</text:span></text:p>
      <text:p text:style-name="P4"/>
      <text:p text:style-name="P5">Ajout de la fonction d’émission de TRAP : <text:span text:style-name="T3">(10h)</text:span></text:p>
      <text:p text:style-name="P6">- <text:span text:style-name="T1">Listes les données à surveiller </text:span><text:span text:style-name="T3">(</text:span><text:span text:style-name="T4">3</text:span><text:span text:style-name="T3">h)</text:span></text:p>
      <text:p text:style-name="P6"><text:span text:style-name="T13">- Ajouter à l’application la </text:span>fonctionnalité de la librairie SNMP4J pour l’émission de trap <text:span text:style-name="T3">(</text:span><text:span text:style-name="T4">4</text:span><text:span text:style-name="T3">h)</text:span></text:p>
      <text:p text:style-name="P6">- Créer le processus qui <text:span text:style-name="T1">parcours les informations monitorées dans la MIB pour émettre des TRAP en cas d’erreur. </text:span><text:span text:style-name="T3">(3h)</text:span></text:p>
      <text:p text:style-name="P4"/>
      <text:p text:style-name="P7">Phase de tests / optimisation / documentation : <text:span text:style-name="T2">(3</text:span><text:span text:style-name="T4">2</text:span><text:span text:style-name="T2">h)</text:span></text:p>
      <text:p text:style-name="P8">- Créer et utiliser des jeux de test pour les différentes fonctionnalités du service Android <text:span text:style-name="T2">(</text:span><text:span text:style-name="T4">10</text:span><text:span text:style-name="T2">h)</text:span></text:p>
      <text:p text:style-name="P8">- Vérifier <text:span text:style-name="T7">et corriger l’application pour qu’elle soit</text:span> optimisée pour les machines les moins puissantes <text:span text:style-name="T2">(</text:span><text:span text:style-name="T4">10</text:span><text:span text:style-name="T2">h)</text:span></text:p>
      <text:p text:style-name="P8">- Trouver une méthode d’installation qui permet à l’application de se lancer en tâche de fond au démarrage. <text:span text:style-name="T2">(</text:span><text:span text:style-name="T4">2</text:span><text:span text:style-name="T2">h)</text:span></text:p>
      <text:p text:style-name="P8">- <text:span text:style-name="T16">É</text:span>crire la documentation utilisateur <text:span text:style-name="T2">(</text:span><text:span text:style-name="T4">5</text:span><text:span text:style-name="T2">h)</text:span></text:p>
      <text:p text:style-name="P8">- <text:span text:style-name="T16">É</text:span>crire la documentation développeur <text:span text:style-name="T2">(</text:span><text:span text:style-name="T4">5</text:span><text:span text:style-name="T2">h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9:42:31.303850290</meta:creation-date>
    <dc:date>2017-01-11T17:35:27.121367736</dc:date>
    <meta:editing-duration>PT2H25M26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41" meta:word-count="324" meta:character-count="1868" meta:non-whitespace-character-count="1583"/>
  </office:meta>
</office:document-meta>
</file>